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400000028D7EA0FF5ECAEA6FA.png" manifest:media-type="image/png"/>
  <manifest:file-entry manifest:full-path="Pictures/1000FDD800000C020000042B2F60B1FC904B697A.emf" manifest:media-type="image/x-emf"/>
  <manifest:file-entry manifest:full-path="Pictures/1000000100000800000008006F457968FD9CACC8.png" manifest:media-type="image/png"/>
  <manifest:file-entry manifest:full-path="Pictures/10000001000000FC000000F8F482C20D3D6A34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automatic-styles>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4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2" style:family="table">
      <style:table-properties style:width="14.944cm" fo:margin-left="0cm" fo:margin-top="0cm" fo:margin-bottom="0cm" table:align="left" style:writing-mode="lr-tb"/>
    </style:style>
    <style:style style:name="Таблиця2.A" style:family="table-column">
      <style:table-column-properties style:column-width="1.498cm"/>
    </style:style>
    <style:style style:name="Таблиця2.B" style:family="table-column">
      <style:table-column-properties style:column-width="13.444cm"/>
    </style:style>
    <style:style style:name="Таблиця2.1" style:family="table-row">
      <style:table-row-properties style:min-row-height="0.157cm" fo:keep-together="auto"/>
    </style:style>
    <style:style style:name="Таблиця2.A1" style:family="table-cell">
      <style:table-cell-properties fo:padding-left="0.191cm" fo:padding-right="0.191cm" fo:padding-top="0cm" fo:padding-bottom="0cm" fo:border="none"/>
    </style:style>
    <style:style style:name="Таблиця2.B1" style:family="table-cell">
      <style:table-cell-properties style:vertical-align="middle" fo:padding-left="0.191cm" fo:padding-right="0.191cm" fo:padding-top="0cm" fo:padding-bottom="0cm" fo:border="none"/>
    </style:style>
    <style:style style:name="Таблиця1" style:family="table">
      <style:table-properties style:width="24.844cm" fo:margin-left="-2.293cm" fo:margin-top="0cm" fo:margin-bottom="0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1" style:family="table-row">
      <style:table-row-properties fo:keep-together="auto"/>
    </style:style>
    <style:style style:name="Таблиця1.A1" style:family="table-cell">
      <style:table-cell-properties style:vertical-align="middle" fo:padding="0.049cm" fo:border="none"/>
    </style:style>
    <style:style style:name="Таблиця3" style:family="table">
      <style:table-properties style:width="15.801cm" table:align="left" style:writing-mode="lr-tb"/>
    </style:style>
    <style:style style:name="Таблиця3.A" style:family="table-column">
      <style:table-column-properties style:column-width="2.836cm"/>
    </style:style>
    <style:style style:name="Таблиця3.B" style:family="table-column">
      <style:table-column-properties style:column-width="3.309cm"/>
    </style:style>
    <style:style style:name="Таблиця3.C" style:family="table-column">
      <style:table-column-properties style:column-width="9.656cm"/>
    </style:style>
    <style:style style:name="Таблиця3.A1" style:family="table-cell">
      <style:table-cell-properties style:vertical-align="middle" fo:padding="0.049cm" fo:border="none"/>
    </style:style>
    <style:style style:name="Таблиця4" style:family="table">
      <style:table-properties style:width="15.801cm" table:align="left" style:writing-mode="lr-tb"/>
    </style:style>
    <style:style style:name="Таблиця4.A" style:family="table-column">
      <style:table-column-properties style:column-width="3.722cm"/>
    </style:style>
    <style:style style:name="Таблиця4.B" style:family="table-column">
      <style:table-column-properties style:column-width="3.704cm"/>
    </style:style>
    <style:style style:name="Таблиця4.C" style:family="table-column">
      <style:table-column-properties style:column-width="8.375cm"/>
    </style:style>
    <style:style style:name="Таблиця4.A1" style:family="table-cell">
      <style:table-cell-properties style:vertical-align="middle" fo:padding="0.049cm" fo:border="none"/>
    </style:style>
    <style:style style:name="Таблиця5" style:family="table">
      <style:table-properties style:width="15.801cm" table:align="left" style:writing-mode="lr-tb"/>
    </style:style>
    <style:style style:name="Таблиця5.A" style:family="table-column">
      <style:table-column-properties style:column-width="3.496cm"/>
    </style:style>
    <style:style style:name="Таблиця5.B" style:family="table-column">
      <style:table-column-properties style:column-width="3.193cm"/>
    </style:style>
    <style:style style:name="Таблиця5.C" style:family="table-column">
      <style:table-column-properties style:column-width="9.112cm"/>
    </style:style>
    <style:style style:name="Таблиця5.A1" style:family="table-cell">
      <style:table-cell-properties style:vertical-align="middle" fo:padding="0.049cm" fo:border="none"/>
    </style:style>
    <style:style style:name="Таблиця6" style:family="table">
      <style:table-properties style:width="15.801cm" table:align="left" style:writing-mode="lr-tb"/>
    </style:style>
    <style:style style:name="Таблиця6.A" style:family="table-column">
      <style:table-column-properties style:column-width="2.293cm"/>
    </style:style>
    <style:style style:name="Таблиця6.B" style:family="table-column">
      <style:table-column-properties style:column-width="3.29cm"/>
    </style:style>
    <style:style style:name="Таблиця6.C" style:family="table-column">
      <style:table-column-properties style:column-width="10.218cm"/>
    </style:style>
    <style:style style:name="Таблиця6.A1" style:family="table-cell">
      <style:table-cell-properties style:vertical-align="middle" fo:padding="0.049cm" fo:border="none"/>
    </style:style>
    <style:style style:name="Таблиця7" style:family="table">
      <style:table-properties style:width="15.801cm" table:align="left" style:writing-mode="lr-tb"/>
    </style:style>
    <style:style style:name="Таблиця7.A" style:family="table-column">
      <style:table-column-properties style:column-width="3.044cm"/>
    </style:style>
    <style:style style:name="Таблиця7.B" style:family="table-column">
      <style:table-column-properties style:column-width="3.627cm"/>
    </style:style>
    <style:style style:name="Таблиця7.C" style:family="table-column">
      <style:table-column-properties style:column-width="9.13cm"/>
    </style:style>
    <style:style style:name="Таблиця7.A1" style:family="table-cell">
      <style:table-cell-properties style:vertical-align="middle" fo:padding="0.049cm" fo:border="none"/>
    </style:style>
    <style:style style:name="Таблиця8" style:family="table">
      <style:table-properties style:width="15.801cm" table:align="left" style:writing-mode="lr-tb"/>
    </style:style>
    <style:style style:name="Таблиця8.A" style:family="table-column">
      <style:table-column-properties style:column-width="4.316cm"/>
    </style:style>
    <style:style style:name="Таблиця8.B" style:family="table-column">
      <style:table-column-properties style:column-width="3.644cm"/>
    </style:style>
    <style:style style:name="Таблиця8.C" style:family="table-column">
      <style:table-column-properties style:column-width="7.84cm"/>
    </style:style>
    <style:style style:name="Таблиця8.A1" style:family="table-cell">
      <style:table-cell-properties style:vertical-align="middle" fo:padding="0.049cm" fo:border="none"/>
    </style:style>
    <style:style style:name="Таблиця9" style:family="table">
      <style:table-properties style:width="15.801cm" table:align="left" style:writing-mode="lr-tb"/>
    </style:style>
    <style:style style:name="Таблиця9.A" style:family="table-column">
      <style:table-column-properties style:column-width="3.037cm"/>
    </style:style>
    <style:style style:name="Таблиця9.B" style:family="table-column">
      <style:table-column-properties style:column-width="3.283cm"/>
    </style:style>
    <style:style style:name="Таблиця9.C" style:family="table-column">
      <style:table-column-properties style:column-width="9.481cm"/>
    </style:style>
    <style:style style:name="Таблиця9.A1" style:family="table-cell">
      <style:table-cell-properties style:vertical-align="middle" fo:padding="0.049cm" fo:border="none"/>
    </style:style>
    <style:style style:name="Таблиця10" style:family="table">
      <style:table-properties style:width="1.002cm" table:align="left" style:writing-mode="lr-tb"/>
    </style:style>
    <style:style style:name="Таблиця10.A" style:family="table-column">
      <style:table-column-properties style:column-width="1.002cm"/>
    </style:style>
    <style:style style:name="Таблиця10.A1" style:family="table-cell">
      <style:table-cell-properties style:vertical-align="middle" fo:padding="0.049cm" fo:border="none"/>
    </style:style>
    <style:style style:name="P1" style:family="paragraph" style:parent-style-name="Acknowledgements_20__28_Heading_29_">
      <style:paragraph-properties fo:margin-left="0.635cm" fo:margin-right="0cm" fo:line-height="100%" fo:text-indent="-0.635cm" style:auto-text-indent="false"/>
      <style:text-properties style:font-name="Libertinus Sans"/>
    </style:style>
    <style:style style:name="P2" style:family="paragraph" style:parent-style-name="Acknowledgements_20__28_Heading_29_">
      <style:paragraph-properties fo:margin-left="0.635cm" fo:margin-right="0cm" fo:line-height="100%" fo:text-indent="-0.635cm" style:auto-text-indent="false"/>
    </style:style>
    <style:style style:name="P3" style:family="paragraph" style:parent-style-name="Acknowledgements_20__28_Heading_29_">
      <style:paragraph-properties fo:margin-left="0.635cm" fo:margin-right="0cm" fo:text-indent="-0.635cm" style:auto-text-indent="false"/>
    </style:style>
    <style:style style:name="P4" style:family="paragraph" style:parent-style-name="Author_20_First_20_Name">
      <style:paragraph-properties fo:margin-top="0.494cm" fo:margin-bottom="0.494cm" style:contextual-spacing="true"/>
    </style:style>
    <style:style style:name="P5" style:family="paragraph" style:parent-style-name="Copyright_20_message">
      <style:paragraph-properties fo:margin-top="0cm" fo:margin-bottom="0cm" style:contextual-spacing="true" fo:text-align="start" style:justify-single-word="false" fo:orphans="0" fo:widows="0"/>
    </style:style>
    <style:style style:name="P6" style:family="paragraph" style:parent-style-name="Footnote">
      <style:paragraph-properties fo:margin-top="0cm" fo:margin-bottom="0cm" style:contextual-spacing="true" fo:text-align="start" style:justify-single-word="false" fo:orphans="0" fo:widows="0"/>
    </style:style>
    <style:style style:name="P7" style:family="paragraph" style:parent-style-name="Footnote">
      <style:paragraph-properties fo:margin-top="0cm" fo:margin-bottom="0cm" style:contextual-spacing="false" fo:orphans="0" fo:widows="0"/>
    </style:style>
    <style:style style:name="P8" style:family="paragraph" style:parent-style-name="Heading_20_1"/>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margin-left="0cm" fo:margin-right="0cm" fo:line-height="100%" fo:text-indent="0cm" style:auto-text-indent="false"/>
    </style:style>
    <style:style style:name="P11" style:family="paragraph" style:parent-style-name="Heading_20_1">
      <style:paragraph-properties fo:margin-left="0cm" fo:margin-right="0cm" fo:line-height="100%" fo:text-indent="0cm" style:auto-text-indent="false"/>
      <style:text-properties officeooo:rsid="0029466f" officeooo:paragraph-rsid="0029466f"/>
    </style:style>
    <style:style style:name="P12" style:family="paragraph" style:parent-style-name="Heading_20_1">
      <style:paragraph-properties fo:margin-left="0cm" fo:margin-right="0cm" fo:line-height="100%" fo:text-indent="0cm" style:auto-text-indent="false"/>
      <style:text-properties officeooo:rsid="00297764" officeooo:paragraph-rsid="00297764"/>
    </style:style>
    <style:style style:name="P13"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4" style:family="paragraph" style:parent-style-name="Standard">
      <style:paragraph-properties fo:margin-top="0cm" fo:margin-bottom="0cm" style:contextual-spacing="true"/>
    </style:style>
    <style:style style:name="P15" style:family="paragraph" style:parent-style-name="Standard">
      <style:paragraph-properties fo:margin-left="0cm" fo:margin-right="0cm" fo:text-indent="0cm" style:auto-text-indent="false"/>
    </style:style>
    <style:style style:name="P16" style:family="paragraph" style:parent-style-name="Standard" style:list-style-name="WWNum6">
      <style:paragraph-properties fo:margin-left="1.27cm" fo:margin-right="0cm" fo:text-indent="-0.635cm" style:auto-text-indent="false"/>
    </style:style>
    <style:style style:name="P17" style:family="paragraph" style:parent-style-name="Standard">
      <style:text-properties style:font-name="Libertinus Sans"/>
    </style:style>
    <style:style style:name="P18" style:family="paragraph" style:parent-style-name="Standard" style:list-style-name="WWNum10">
      <style:paragraph-properties fo:margin-left="1.27cm" fo:margin-right="0cm" fo:text-indent="-0.635cm" style:auto-text-indent="false"/>
      <style:text-properties style:font-name="Libertinus Sans"/>
    </style:style>
    <style:style style:name="P19" style:family="paragraph" style:parent-style-name="Standard">
      <style:paragraph-properties fo:margin-left="0cm" fo:margin-right="0cm" fo:text-indent="0cm" style:auto-text-indent="false"/>
      <style:text-properties style:font-name="Libertinus Sans"/>
    </style:style>
    <style:style style:name="P20" style:family="paragraph" style:parent-style-name="Standard">
      <style:paragraph-properties fo:margin-left="0cm" fo:margin-right="0cm" fo:line-height="100%" fo:text-indent="0cm" style:auto-text-indent="false"/>
      <style:text-properties style:font-name="Libertinus Sans"/>
    </style:style>
    <style:style style:name="P21" style:family="paragraph" style:parent-style-name="Standard" style:list-style-name="WWNum9">
      <style:paragraph-properties fo:margin-left="1.27cm" fo:margin-right="0cm" fo:text-indent="-0.635cm" style:auto-text-indent="false"/>
    </style:style>
    <style:style style:name="P22" style:family="paragraph" style:parent-style-name="Standard" style:list-style-name="WWNum10">
      <style:paragraph-properties fo:margin-left="1.27cm" fo:margin-right="0cm" fo:text-indent="-0.635cm" style:auto-text-indent="false"/>
    </style:style>
    <style:style style:name="P23" style:family="paragraph" style:parent-style-name="Standard">
      <style:paragraph-properties fo:margin-left="0cm" fo:margin-right="0cm" fo:line-height="100%" fo:text-indent="0cm" style:auto-text-indent="false"/>
    </style:style>
    <style:style style:name="P24"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tyle-asian="normal" style:font-weight-asian="normal"/>
    </style:style>
    <style:style style:name="P25" style:family="paragraph" style:parent-style-name="Standard" style:list-style-name="WWNum9">
      <style:paragraph-properties fo:margin-left="1.27cm" fo:margin-right="0cm" fo:text-indent="-0.635cm" style:auto-text-indent="false"/>
      <style:text-properties fo:font-weight="normal" style:font-weight-asian="normal" style:font-weight-complex="normal"/>
    </style:style>
    <style:style style:name="P26" style:family="paragraph" style:parent-style-name="Table_20_Contents">
      <style:paragraph-properties fo:margin-top="0cm" fo:margin-bottom="0.423cm" style:contextual-spacing="true" fo:orphans="0" fo:widows="0" text:number-lines="false" text:line-number="0"/>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left="0cm" fo:margin-right="0cm" fo:text-indent="0cm" style:auto-text-indent="false"/>
    </style:style>
    <style:style style:name="P29" style:family="paragraph" style:parent-style-name="Table_20_Heading">
      <style:paragraph-properties fo:margin-top="0cm" fo:margin-bottom="0.423cm" style:contextual-spacing="true" fo:text-align="center" style:justify-single-word="false" fo:orphans="0" fo:widows="0" text:number-lines="false" text:line-number="0"/>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margin-top="0cm" fo:margin-bottom="0.25cm" style:contextual-spacing="true" fo:text-indent="0cm" style:auto-text-indent="false"/>
    </style:style>
    <style:style style:name="P32" style:family="paragraph" style:parent-style-name="Text_20_body">
      <style:paragraph-properties fo:margin-top="0.423cm" fo:margin-bottom="0.423cm" style:contextual-spacing="false" fo:line-height="138%" style:writing-mode="lr-tb"/>
    </style:style>
    <style:style style:name="P33" style:family="paragraph" style:parent-style-name="Text_20_body" style:list-style-name="WWNum6">
      <style:paragraph-properties fo:margin-left="1.27cm" fo:margin-right="0cm" fo:text-indent="-0.635cm" style:auto-text-indent="false"/>
    </style:style>
    <style:style style:name="P34" style:family="paragraph" style:parent-style-name="Text_20_body">
      <style:paragraph-properties fo:margin-left="0.635cm" fo:margin-right="0cm" fo:line-height="100%" fo:text-indent="-0.635cm" style:auto-text-indent="false"/>
      <style:text-properties style:font-name="Libertinus Sans"/>
    </style:style>
    <style:style style:name="P35" style:family="paragraph" style:parent-style-name="Text_20_body">
      <style:paragraph-properties fo:margin-left="0cm" fo:margin-right="0cm" fo:margin-top="0cm" fo:margin-bottom="0.25cm" style:contextual-spacing="true" fo:line-height="100%" fo:text-indent="0cm" style:auto-text-indent="false"/>
    </style:style>
    <style:style style:name="P36" style:family="paragraph" style:parent-style-name="Text_20_body">
      <style:text-properties fo:font-weight="normal" style:font-weight-asian="normal" style:font-weight-complex="normal"/>
    </style:style>
    <style:style style:name="P37" style:family="paragraph" style:parent-style-name="Title">
      <style:paragraph-properties fo:margin-top="0cm" fo:margin-bottom="0.494cm" style:contextual-spacing="true"/>
    </style:style>
    <style:style style:name="P38" style:family="paragraph" style:parent-style-name="reference" style:list-style-name="WWNum4">
      <style:paragraph-properties fo:margin-left="0.751cm" fo:margin-right="0cm" fo:text-indent="-0.751cm" style:auto-text-indent="false"/>
    </style:style>
    <style:style style:name="P39" style:family="paragraph" style:parent-style-name="reference" style:list-style-name="">
      <style:paragraph-properties fo:margin-left="0.751cm" fo:margin-right="0cm" fo:margin-top="0cm" fo:margin-bottom="0.423cm" style:contextual-spacing="true" fo:text-indent="-0.751cm" style:auto-text-indent="false"/>
    </style:style>
    <style:style style:name="P40" style:family="paragraph">
      <loext:graphic-properties draw:fill="solid" draw:fill-color="#ffffff"/>
      <style:paragraph-properties fo:text-align="start"/>
      <style:text-properties fo:font-size="18pt"/>
    </style:style>
    <style:style style:name="T1" style:family="text">
      <style:text-properties style:font-name="Libertinus Sans"/>
    </style:style>
    <style:style style:name="T2" style:family="text">
      <style:text-properties style:font-name="Libertinus Sans" style:font-name-complex="Cambria Math"/>
    </style:style>
    <style:style style:name="T3" style:family="text">
      <style:text-properties style:font-name="Libertinus Sans" fo:font-weight="normal" style:font-weight-asian="normal" style:font-weight-complex="normal"/>
    </style:style>
    <style:style style:name="T4" style:family="text">
      <style:text-properties style:font-name="Libertinus Sans" officeooo:rsid="002c7448"/>
    </style:style>
    <style:style style:name="T5" style:family="text">
      <style:text-properties style:font-name="Libertinus Serif"/>
    </style:style>
    <style:style style:name="T6" style:family="text">
      <style:text-properties style:font-name="Libertinus Serif" fo:font-size="9pt" fo:font-style="italic" style:font-size-asian="9pt" style:font-style-asian="italic" style:font-size-complex="9pt" style:font-style-complex="italic"/>
    </style:style>
    <style:style style:name="T7" style:family="text">
      <style:text-properties style:font-name="Libertinus Serif" fo:font-size="9pt" fo:language="en" fo:country="US" fo:font-style="italic" style:font-size-asian="9pt" style:font-style-asian="italic" style:font-size-complex="9pt" style:font-style-complex="italic"/>
    </style:style>
    <style:style style:name="T8" style:family="text">
      <style:text-properties style:text-position="super 58%"/>
    </style:style>
    <style:style style:name="T9" style:family="text">
      <style:text-properties fo:letter-spacing="-0.007cm"/>
    </style:style>
    <style:style style:name="T10" style:family="text">
      <style:text-properties fo:letter-spacing="-0.007cm" style:font-name-asian="MS Mincho"/>
    </style:style>
    <style:style style:name="T11" style:family="text">
      <style:text-properties fo:language="en" fo:country="US" style:letter-kerning="false" style:language-complex="ar" style:country-complex="SA"/>
    </style:style>
    <style:style style:name="T12" style:family="text">
      <style:text-properties style:use-window-font-color="true" loext:opacity="0%"/>
    </style:style>
    <style:style style:name="T13" style:family="text">
      <style:text-properties fo:color="#7f7f7f" loext:opacity="100%"/>
    </style:style>
    <style:style style:name="T14" style:family="text">
      <style:text-properties fo:background-color="#ff0000" loext:char-shading-value="0"/>
    </style:style>
    <style:style style:name="T15" style:family="text">
      <style:text-properties style:text-position="0% 100%" fo:font-size="9pt" style:font-size-asian="9pt"/>
    </style:style>
    <style:style style:name="T16" style:family="text">
      <style:text-properties fo:color="#ffffff" loext:opacity="100%" style:text-position="0% 100%" fo:font-size="9pt" style:font-size-asian="9pt"/>
    </style:style>
    <style:style style:name="T17" style:family="text">
      <style:text-properties fo:font-variant="normal" fo:text-transform="none" fo:color="#000000" loext:opacity="100%" style:text-line-through-style="none" style:text-line-through-type="none" style:font-name="Times New Roman1" fo:font-size="11pt" fo:font-style="normal" style:text-underline-style="none" fo:font-weight="normal" style:text-blinking="false" fo:background-color="transparent" loext:char-shading-value="0" style:font-size-asian="11pt" style:font-style-asian="normal" style:font-weight-asian="normal"/>
    </style:style>
    <style:style style:name="T18" style:family="text">
      <style:text-properties fo:font-variant="normal" fo:text-transform="none" fo:color="#000000" loext:opacity="100%" style:text-line-through-style="none" style:text-line-through-type="none" style:font-name="Times New Roman1" fo:font-size="11pt" fo:font-style="normal" style:text-underline-style="none" fo:font-weight="bold" style:text-blinking="false" fo:background-color="transparent" loext:char-shading-value="0" style:font-size-asian="11pt" style:font-style-asian="normal" style:font-weight-asian="bold"/>
    </style:style>
    <style:style style:name="T19"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Libertinus Serif" fo:font-size="12pt" fo:font-style="italic" style:text-underline-style="none" fo:font-weight="normal" style:text-blinking="false" fo:background-color="transparent" loext:char-shading-value="0" style:font-size-asian="12pt" style:font-style-asian="italic" style:font-weight-asian="normal" style:font-style-complex="italic"/>
    </style:style>
    <style:style style:name="T22" style:family="text">
      <style:text-properties fo:font-variant="normal" fo:text-transform="none" fo:color="#000000" loext:opacity="100%" style:text-line-through-style="none" style:text-line-through-type="none" style:font-name="Libertinus Serif" fo:font-size="12pt" fo:font-style="normal" style:text-underline-style="none" fo:font-weight="normal" style:text-blinking="false" fo:background-color="transparent" loext:char-shading-value="0" style:font-size-asian="12pt" style:font-style-asian="normal" style:font-weight-asian="normal"/>
    </style:style>
    <style:style style:name="T23"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style>
    <style:style style:name="T24" style:family="text">
      <style:text-properties fo:font-variant="normal" fo:text-transform="none" fo:color="#000000" loext:opacity="100%" style:text-line-through-style="none" style:text-line-through-type="none" style:font-name="Libertinus Serif" fo:font-size="11pt" fo:font-style="normal" style:text-underline-style="none" fo:font-weight="normal" style:text-blinking="false" fo:background-color="transparent" loext:char-shading-value="0" style:font-size-asian="11pt" style:font-style-asian="normal" style:font-weight-asian="normal" style:font-style-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language="sv" fo:country="SE"/>
    </style:style>
    <style:style style:name="T29" style:family="text">
      <style:text-properties officeooo:rsid="0029466f"/>
    </style:style>
    <style:style style:name="T30" style:family="text">
      <style:text-properties officeooo:rsid="002c7448"/>
    </style:style>
    <style:style style:name="T31" style:family="text"/>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cm" draw:fill="solid" draw:fill-color="#ffffff" draw:textarea-vertical-align="top" draw:auto-grow-height="false" fo:min-height="0.496cm" fo:min-width="14.945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2">Social enginering in Ukraine: threats and intelligent detection approaches</text:span><text:span text:style-name="T2"><text:note text:id="ftn1" text:note-class="footnote"><text:note-citation text:label="⋆">⋆</text:note-citation><text:note-body><text:p text:style-name="P13"><text:span text:style-name="Footnote_20_Symbol">⋆</text:span><text:span text:style-name="T6">AISSLE-2025: </text:span><text:span text:style-name="T7">The International Workshop on Applied Intelligent Security Systems in Law Enforcement</text:span><text:span text:style-name="T6">, October, 23 ­– November, 02, 2025, Vinnytsia, Ukraine</text:span></text:p></text:note-body></text:note></text:span></text:p>
      <text:p text:style-name="P4">Kirill <text:span text:style-name="Author_20_Last_20_Name_20_Char">Smelyakov</text:span><text:span text:style-name="T12">,</text:span> Dmytro <text:span text:style-name="Author_20_Last_20_Name_20_Char">Darahan, </text:span>Oleh <text:span text:style-name="Author_20_Last_20_Name_20_Char">Torubara and </text:span><text:span text:style-name="Author_20_Last_20_Name_20_Char"><text:span text:style-name="T13">Oleh</text:span></text:span><text:span text:style-name="Author_20_Last_20_Name_20_Char"> Shyshymenko</text:span></text:p>
      <text:p text:style-name="University"><text:span text:style-name="T8">1</text:span> <text:span text:style-name="T10">Kharkiv National University of Radio Electronics</text:span>, <text:span text:style-name="T9">14 Nauky Ave., Kharkiv, 61166</text:span>, <text:span text:style-name="T9">Ukraine</text:span> </text:p>
      <text:p text:style-name="University"><text:span text:style-name="T8">2</text:span> National University "Odesa Law Academy", <text:span text:style-name="T14">Drienerlolaan 5, 7522 NB, Enschede, The Netherlands</text:span> </text:p>
      <text:p text:style-name="Abstract_20_Title">Abstract</text:p>
      <text:p text:style-name="Abstract_20_Text">A clear and well-documented LibreOffice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5"> </text:span></text:span><text:span text:style-name="T16"><text:note text:id="ftn3" text:note-class="footnote"><text:note-citation>1</text:note-citation><text:note-body><text:p text:style-name="Footnote"><text:span text:style-name="T8">∗ </text:span>Corresponding author.</text:p><text:p text:style-name="Footnote"><text:span text:style-name="T8">† </text:span>These authors contributed equally.</text:p><text:p text:style-name="Footnote"><draw:frame draw:style-name="fr2" draw:name="Зображення1" text:anchor-type="as-char" svg:width="0.309cm" svg:height="0.309cm" draw:z-index="1"><draw:image xlink:href="Pictures/10000001000000FC000000F8F482C20D3D6A34B0.png" xlink:type="simple" xlink:show="embed" xlink:actuate="onLoad" draw:mime-type="image/png"/></draw:frame><text:s/><text:span text:style-name="Internet_20_link"><text:span text:style-name="T10">kyrylo.smelyakov@nure.ua </text:span></text:span>(<text:span text:style-name="T10">K. Smelyakov</text:span><text:span text:style-name="Internet_20_link">); </text:span><text:span text:style-name="Internet_20_link"><text:span text:style-name="T10">dmytro.darahan@nure.ua</text:span></text:span> (<text:span text:style-name="T10">D. Darahan</text:span>); <text:s/><text:a xlink:type="simple" xlink:href="mailto:manfred.jeusfeld@acm.org" text:style-name="Default_20_Style" text:visited-style-name="Default_20_Style">manfred.jeusfeld@acm.org</text:a> (M. Jeusfeld) </text:p><text:p text:style-name="Footnote"><draw:frame draw:style-name="fr2" draw:name="Зображення2" text:anchor-type="as-char" svg:width="0.335cm" svg:height="0.335cm" draw:z-index="2"><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10">K. Smelyakov</text:span>); <text:span text:style-name="Internet_20_link">0000-0003-4918-4579</text:span> (D. Darahan); <text:a xlink:type="simple" xlink:href="https://orcid.org/0000-0000-0000-0000" text:style-name="Default_20_Style" text:visited-style-name="Default_20_Style">0000-0000-0000-0000</text:a> (M. Jeusfeld)</text:p><text:p text:style-name="P7"><draw:custom-shape text:anchor-type="as-char" draw:z-index="0" draw:name="Фігура 1" draw:style-name="gr1" draw:text-style-name="P40" svg:width="14.944cm" svg:height="0.495cm"><text:p text:style-name="P14"><draw:frame draw:style-name="fr1" draw:name="Рамка2" text:anchor-type="as-char" svg:width="14.944cm" draw:z-index="4"><draw:text-box fo:min-height="0cm"><table:table table:name="Таблиця2" table:style-name="Таблиця2"><table:table-column table:style-name="Таблиця2.A"/><table:table-column table:style-name="Таблиця2.B"/><table:table-row table:style-name="Таблиця2.1"><table:table-cell table:style-name="Таблиця2.A1" office:value-type="string"><text:p text:style-name="P6"><draw:frame draw:style-name="fr2" draw:name="Зображення3" text:anchor-type="as-char" svg:width="1.295cm" svg:height="0.457cm" draw:z-index="5"><draw:image xlink:href="Pictures/1000FDD800000C020000042B2F60B1FC904B697A.emf" xlink:type="simple" xlink:show="embed" xlink:actuate="onLoad" draw:mime-type="image/x-emf"/><draw:image xlink:href="Pictures/100000010000007400000028D7EA0FF5ECAEA6FA.png" xlink:type="simple" xlink:show="embed" xlink:actuate="onLoad" draw:mime-type="image/png"/></draw:frame></text:p></table:table-cell><table:table-cell table:style-name="Таблиця2.B1" office:value-type="string"><text:p text:style-name="P5"><text:span text:style-name="T11">© 2025 Copyright for this paper by its authors. Use permitted under Creative Commons License Attribution 4.0 International (CC BY 4.0). </text:span></text:p></table:table-cell></table:table-row></table:table></draw:text-box></draw:frame></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text:p text:style-name="Footnote"/></text:note-body></text:note></text:span></text:p>
      <text:h text:style-name="Heading_20_1" text:outline-level="1"><text:span text:style-name="T1">Introduction</text:span></text:h>
      <text:p text:style-name="P15"><text:span text:style-name="T30">T</text:span>he digital threat environment in Ukraine presents a critical and rapidly evolving security challenge, where social engineering has transcended conventional cybercrime to become a weaponized instrument of hybrid warfare. This multifaceted threat landscape is characterized by the deliberate convergence of state-sponsored subversion with entrenched criminal enterprises, including illicit gambling, narcotics distribution, and large-scale fraud. The ongoing conflict has accelerated this fusion, creating a complex ecosystem where attacks are designed to exploit human psychology not merely for profit, but to destabilize societal structures, erode institutional trust, and undermine national resilience. This strategic dimension elevates social engineering beyond a technical nuisance to a paramount national security concern, establishing Ukraine as a pivotal case study in contemporary information warfare and necessitating the urgent development of sophisticated, intelligent countermeasures. The most significant evolution lies in the orchestration of social engineering campaigns by state-aligned actors. These operations are psychologically sophisticated and strategically targeted, aiming to demoralize the civilian population and compromise military personnel. Tactics include the systematic manipulation of families of prisoners of war through coordinated disinformation and the sophisticated recruitment of vulnerable civilians for acts of sabotage. These campaigns are executed through encrypted messaging platforms and social networks, leveraging personalized approaches that build false trust over time. The objective is to create a pervasive sense of uncertainty and internal division, making these operations a core component of modern hybrid conflict that <text:soft-page-break/>directly targets the human element as the most vulnerable component of any defense system. Parallel to these state-sponsored activities, and often intersecting with them, is the aggressive expansion of criminal ecosystems that thrive on social engineering. The poorly regulated digital advertising of online gambling and the proliferation of illicit drug markets on platforms like Telegram have created profound social vulnerabilities. These criminal infrastructures are not isolated; they are increasingly exploited as vectors for broader subversive activities. Organized groups use the promise of financial gain to recruit individuals from vulnerable demographics, gradually luring them from minor infractions into serious criminal acts, including sabotage. This creates a dangerous synergy where criminal profit and state-sponsored destabilization activities become inextricably linked, each amplifying the impact of the other. The operational sophistication of these threats is increasingly augmented by artificial intelligence, which enables unprecedented scale and personalization. Generative AI allows for the creation of highly convincing phishing lures, the automation of malicious interactions, and the generation of deepfake media for impersonation and disinformation. These technologies lower the barrier for executing convincing attacks while simultaneously making them more difficult to detect with traditional security tools that rely on known signatures or static rules. The adaptive and learning-based nature of these threats renders conventional defense paradigms inadequate, highlighting a critical gap in our security posture. Therefore, the imperative to pioneer and implement advanced intelligent detection approaches has never been more pressing. The complex, adaptive, and multi-vector nature of the social engineering threat landscape in Ukraine demonstrates that reactive and siloed solutions are insufficient. The actuality of this work is confirmed by the persistent and evolving danger faced by Ukrainian society and infrastructure. This context demands a focused research agenda dedicated to developing AI-driven methodologies capable of nuanced behavioral analysis, contextual understanding, and proactive threat identification to effectively counter the escalating risk of weaponized social engineering.</text:p>
      <text:h text:style-name="Heading_20_1" text:outline-level="1"><text:span text:style-name="T1">Legal impact</text:span></text:h>
      <text:h text:style-name="Heading_20_1" text:outline-level="1"><text:span text:style-name="T1">Threats overview</text:span></text:h>
      <text:p text:style-name="Standard">The landscape of cyber threats is continuously evolving, with social engineering representing a particularly insidious challenge because it exploits human psychology rather than technical vulnerabilities . These attacks manipulate human emotions like fear, urgency, curiosity, and trust to deceive individuals into divulging sensitive information, granting system access, or transferring funds . With the advent of artificial intelligence (AI), the nature of these attacks has transformed; AI is now weaponized to create more personalized and convincing campaigns. Conversely, AI-powered defensive tools are becoming essential for identifying and mitigating these advanced threats by analyzing vast datasets to spot subtle, machine-generated anomalies that would be imperceptible to the human eye.</text:p>
      <text:p text:style-name="Text_20_body">At the core of every social engineering attack is a calculated appeal to human emotion. Attackers craft scenarios designed to provoke a swift, unthinking reaction, bypassing logical scrutiny. Common emotional triggers include a fear <text:soft-page-break/>of losing money or account access, the urgency of a superior's request, the allure of a too-good-to-be-true offer, or curiosity about a mysterious link or file. These psychological levers are employed across a spectrum of attack types, each with its own methodology but sharing the same fundamental principles of deception.</text:p>
      <text:p text:style-name="Text_20_body">Phishing, one of the most prevalent forms, involves attackers impersonating trusted entities via email, SMS (smishing), or voice calls (vishing) to steal credentials or deliver malware </text:p>
      <text:p text:style-name="Text_20_body">. A more targeted variant, spear phishing, uses personalized information gathered from sources like social media to craft highly convincing messages tailored to a specific individual or organization . This approach is further refined in whaling attacks, which focus exclusively on high-level executives to authorize fraudulent financial transactions . Another sophisticated technique, Business Email Compromise (BEC), sees attackers impersonate executives to manipulate employees into initiating wire transfers or changing banking details, often relying on a forged but convincing narrative and causing massive financial losses.</text:p>
      <text:p text:style-name="Text_20_body">Other common techniques include baiting, which lures victims with promises of free goods or services that instead lead to malware or information theft, and scareware, which bombards users with false alarms about non-existent infections to frighten them into installing malicious software or paying ransoms . Pretexting involves building a fabricated scenario where the attacker, posing as an authority figure like an IT support technician or law enforcement officer, establishes a false sense of trust to extract sensitive data . Quid pro quo attacks offer a service, such as fake IT support, in exchange for login credentials or other critical information . In the physical realm, tailgating is a tactic where an unauthorized person gains access to a secure facility by following an employee closely or deceiving them into holding a door.</text:p>
      <text:p text:style-name="Text_20_body">Artificial intelligence has dramatically amplified the scale, efficiency, and persuasiveness of social engineering attacks. Generative AI and large language models (LLMs) can now produce phishing emails with impeccable grammar and style, eliminating the spelling errors and awkward phrasing that were once key red flags. These AI tools can scrape and analyze public data from social media, company websites, and data breaches to build detailed profiles of targets, enabling a level of personalization previously only possible through labor-intensive manual research . This allows attackers to reference a target's colleagues, recent projects, or personal interests, making fraudulent communications appear highly credible.</text:p>
      <text:p text:style-name="Text_20_body">Furthermore, AI facilitates multi-vector attacks that can be coordinated across email, voice, and text simultaneously, increasing the chances of success . The most alarming advancement is the use of deepfakes and real-time voice cloning. Attackers can now create highly realistic video and audio impersonations of company executives, which can be used in video calls or voice messages to lend an undeniable layer of authenticity to their fraudulent requests . This technology significantly shortens the time required to execute a sophisticated campaign and makes verification through traditional means exponentially more difficult.</text:p>
      <text:p text:style-name="Text_20_body"><text:soft-page-break/>Despite their growing sophistication, AI-powered social engineering attacks exhibit distinct characteristics that can be identified by advanced AI defense systems. These systems leverage behavioral analysis, anomaly detection, and natural language processing to differentiate between legitimate and malicious communications.</text:p>
      <text:p text:style-name="Text_20_body"><text:span text:style-name="T26">One of the primary detection methods involves </text:span><text:span text:style-name="Strong_20_Emphasis"><text:span text:style-name="T26">linguistic and behavioral analysis</text:span></text:span><text:span text:style-name="T26">. AI security tools can be trained to analyze the writing style and metadata of incoming emails. While generative AI can mimic human prose, it may still produce text with a consistent, "manufactured" tone or fail to perfectly replicate the unique and varied writing patterns of a specific individual over time </text:span></text:p>
      <text:p text:style-name="P36">. Defensive AI can flag messages that deviate from an established user's baseline communication style. Furthermore, AI can detect the emotional manipulation tactics embedded in the text, such as heightened urgency, fear, or offers that seem too good to be true, even when the grammar is flawless .</text:p>
      <text:p text:style-name="Text_20_body"><text:span text:style-name="T26">Another critical area is </text:span><text:span text:style-name="Strong_20_Emphasis"><text:span text:style-name="T26">network and structural analysis</text:span></text:span><text:span text:style-name="T26">. AI systems monitor for anomalies in communication patterns, such as emails originating from spoofed domains that are visually similar to legitimate ones but have subtle differences in the URL </text:span></text:p>
      <text:p text:style-name="Text_20_body">. They can also analyze the digital fingerprints of messages and websites, identifying indicators that suggest automated generation or association with known phishing infrastructures . For deepfakes and cloned audio, specialized AI detection tools are being developed to identify subtle digital artifacts, inconsistencies in lighting, blinking patterns, or vocal cadences that are not present in genuine human recordings .</text:p>
      <text:p text:style-name="Text_20_body">A third pillar of defense is <text:span text:style-name="Strong_20_Emphasis">authentication and protocol analysis</text:span>. AI can help enforce and monitor multi-factor authentication (MFA), which remains a critical barrier even if credentials are stolen . More advanced systems are exploring the use of behavioral analytics to differentiate between legitimate users and fraudsters based on patterns of use, such as login times, locations, and typical actions . AI can also monitor for behavioral anomalies in how protocols are used, such as login attempts from unusual geographical locations or at strange times, which could indicate compromised credentials .</text:p>
      <text:p text:style-name="Text_20_body">The following table summarizes key social engineering threats and the specific characteristics that AI systems can be trained to detect.</text:p>
      <table:table table:name="Таблиця3" table:style-name="Таблиця3">
        <table:table-column table:style-name="Таблиця3.A"/>
        <table:table-column table:style-name="Таблиця3.B"/>
        <table:table-column table:style-name="Таблиця3.C"/>
        <table:table-header-rows>
          <table:table-row>
            <table:table-cell table:style-name="Таблиця3.A1" office:value-type="string">
              <text:p text:style-name="Table_20_Heading">Threat Type</text:p>
            </table:table-cell>
            <table:table-cell table:style-name="Таблиця3.A1" office:value-type="string">
              <text:p text:style-name="Table_20_Heading">Analysis Focus</text:p>
            </table:table-cell>
            <table:table-cell table:style-name="Таблиця3.A1" office:value-type="string">
              <text:p text:style-name="Table_20_Heading">AI-Detectable Characteristics</text:p>
            </table:table-cell>
          </table:table-row>
        </table:table-header-rows>
        <table:table-row>
          <table:table-cell table:style-name="Таблиця3.A1" office:value-type="string">
            <text:p text:style-name="Table_20_Contents"><text:span text:style-name="Strong_20_Emphasis">Phishing</text:span></text:p>
          </table:table-cell>
          <table:table-cell table:style-name="Таблиця3.A1" office:value-type="string">
            <text:p text:style-name="Table_20_Contents">Linguistic &amp; Network</text:p>
          </table:table-cell>
          <table:table-cell table:style-name="Таблиця3.A1" office:value-type="string">
            <text:p text:style-name="Table_20_Contents">Spoofed sender addresses, urgency/fear language, malicious links mismatched from display text, generic greetings </text:p>
          </table:table-cell>
        </table:table-row>
      </table:table>
      <table:table table:name="Таблиця4" table:style-name="Таблиця4">
        <table:table-column table:style-name="Таблиця4.A"/>
        <table:table-column table:style-name="Таблиця4.B"/>
        <table:table-column table:style-name="Таблиця4.C"/>
        <table:table-row>
          <table:table-cell table:style-name="Таблиця4.A1" office:value-type="string">
            <text:p text:style-name="Table_20_Contents"><text:span text:style-name="Strong_20_Emphasis">Spear Phishing &amp; Whaling</text:span></text:p>
          </table:table-cell>
          <table:table-cell table:style-name="Таблиця4.A1" office:value-type="string">
            <text:p text:style-name="Table_20_Contents">Behavioral &amp; Contextual</text:p>
          </table:table-cell>
          <table:table-cell table:style-name="Таблиця4.A1" office:value-type="string">
            <text:p text:style-name="Table_20_Contents">Highly personalized content from social media scraping, impersonation of executives, requests for confidential actions or wire transfers </text:p>
          </table:table-cell>
        </table:table-row>
      </table:table>
      <table:table table:name="Таблиця5" table:style-name="Таблиця5">
        <table:table-column table:style-name="Таблиця5.A"/>
        <table:table-column table:style-name="Таблиця5.B"/>
        <table:table-column table:style-name="Таблиця5.C"/>
        <text:soft-page-break/>
        <table:table-row>
          <table:table-cell table:style-name="Таблиця5.A1" office:value-type="string">
            <text:p text:style-name="Table_20_Contents"><text:span text:style-name="Strong_20_Emphasis">Smishing &amp; Vishing</text:span></text:p>
          </table:table-cell>
          <table:table-cell table:style-name="Таблиця5.A1" office:value-type="string">
            <text:p text:style-name="Table_20_Contents">Protocol &amp; Content</text:p>
          </table:table-cell>
          <table:table-cell table:style-name="Таблиця5.A1" office:value-type="string">
            <text:p text:style-name="Table_20_Contents">SMS messages with fraudulent links, calls from spoofed numbers, requests for credentials or payments via phone </text:p>
          </table:table-cell>
        </table:table-row>
      </table:table>
      <table:table table:name="Таблиця6" table:style-name="Таблиця6">
        <table:table-column table:style-name="Таблиця6.A"/>
        <table:table-column table:style-name="Таблиця6.B"/>
        <table:table-column table:style-name="Таблиця6.C"/>
        <table:table-row>
          <table:table-cell table:style-name="Таблиця6.A1" office:value-type="string">
            <text:p text:style-name="Table_20_Contents"><text:span text:style-name="Strong_20_Emphasis">Baiting</text:span></text:p>
          </table:table-cell>
          <table:table-cell table:style-name="Таблиця6.A1" office:value-type="string">
            <text:p text:style-name="Table_20_Contents">Content &amp; Network</text:p>
          </table:table-cell>
          <table:table-cell table:style-name="Таблиця6.A1" office:value-type="string">
            <text:p text:style-name="Table_20_Contents">"Too good to be true" offers, ads for free downloads leading to malicious sites, use of physical media like infected USB drives </text:p>
          </table:table-cell>
        </table:table-row>
      </table:table>
      <table:table table:name="Таблиця7" table:style-name="Таблиця7">
        <table:table-column table:style-name="Таблиця7.A"/>
        <table:table-column table:style-name="Таблиця7.B"/>
        <table:table-column table:style-name="Таблиця7.C"/>
        <table:table-row>
          <table:table-cell table:style-name="Таблиця7.A1" office:value-type="string">
            <text:p text:style-name="Table_20_Contents"><text:span text:style-name="Strong_20_Emphasis">Pretexting</text:span></text:p>
          </table:table-cell>
          <table:table-cell table:style-name="Таблиця7.A1" office:value-type="string">
            <text:p text:style-name="Table_20_Contents">Linguistic &amp; Behavioral</text:p>
          </table:table-cell>
          <table:table-cell table:style-name="Таблиця7.A1" office:value-type="string">
            <text:p text:style-name="Table_20_Contents">Fabricated scenarios to build false trust, impersonation of authority figures (IT, police, bank), slow extraction of information through staged dialogue </text:p>
          </table:table-cell>
        </table:table-row>
      </table:table>
      <table:table table:name="Таблиця8" table:style-name="Таблиця8">
        <table:table-column table:style-name="Таблиця8.A"/>
        <table:table-column table:style-name="Таблиця8.B"/>
        <table:table-column table:style-name="Таблиця8.C"/>
        <table:table-row>
          <table:table-cell table:style-name="Таблиця8.A1" office:value-type="string">
            <text:p text:style-name="Table_20_Contents"><text:span text:style-name="Strong_20_Emphasis">Business Email Compromise (BEC)</text:span></text:p>
          </table:table-cell>
          <table:table-cell table:style-name="Таблиця8.A1" office:value-type="string">
            <text:p text:style-name="Table_20_Contents">Behavioral &amp; Contextual</text:p>
          </table:table-cell>
          <table:table-cell table:style-name="Таблиця8.A1" office:value-type="string">
            <text:p text:style-name="Table_20_Contents">Email account impersonation of high-level executives, requests for urgent wire transfers to new accounts, lack of technical malware </text:p>
          </table:table-cell>
        </table:table-row>
      </table:table>
      <table:table table:name="Таблиця9" table:style-name="Таблиця9">
        <table:table-column table:style-name="Таблиця9.A"/>
        <table:table-column table:style-name="Таблиця9.B"/>
        <table:table-column table:style-name="Таблиця9.C"/>
        <table:table-row>
          <table:table-cell table:style-name="Таблиця9.A1" office:value-type="string">
            <text:p text:style-name="Table_20_Contents"><text:span text:style-name="Strong_20_Emphasis">Deepfakes</text:span></text:p>
          </table:table-cell>
          <table:table-cell table:style-name="Таблиця9.A1" office:value-type="string">
            <text:p text:style-name="Table_20_Contents">Multimedia Analysis</text:p>
          </table:table-cell>
          <table:table-cell table:style-name="Таблиця9.A1" office:value-type="string">
            <text:p text:style-name="Table_20_Contents">Digital artifacts in AI-generated video, unnatural facial movements or blinking, synthetic voice patterns with inconsistent emotional cadence </text:p>
          </table:table-cell>
        </table:table-row>
      </table:table>
      <table:table table:name="Таблиця10" table:style-name="Таблиця10">
        <table:table-column table:style-name="Таблиця10.A"/>
        <table:table-row>
          <table:table-cell table:style-name="Таблиця10.A1" office:value-type="string">
            <text:p text:style-name="P28"/>
          </table:table-cell>
        </table:table-row>
      </table:table>
      <text:p text:style-name="P30"/>
      <text:h text:style-name="Heading_20_1" text:outline-level="1"><text:span text:style-name="T1">Detection approaches</text:span></text:h>
      <text:list xml:id="list3355960626" text:style-name="WWNum9">
        <text:list-item>
          <text:p text:style-name="P21"><text:a xlink:type="simple" xlink:href="https://research.brighton.ac.uk/files/6827371/ICCBR_2019_paper_68.pdf" text:style-name="Default_20_Style" text:visited-style-name="Default_20_Style"><text:span text:style-name="T3">https://research.brighton.ac.uk/files/6827371/ICCBR_2019_paper_68.pdf</text:span></text:a></text:p>
        </text:list-item>
        <text:list-item>
          <text:p text:style-name="P21"><text:a xlink:type="simple" xlink:href="https://pmc.ncbi.nlm.nih.gov/articles/PMC11724893/" text:style-name="Default_20_Style" text:visited-style-name="Default_20_Style"><text:span text:style-name="T3">https://pmc.ncbi.nlm.nih.gov/articles/PMC11724893/</text:span></text:a></text:p>
        </text:list-item>
        <text:list-item>
          <text:p text:style-name="P21"><text:a xlink:type="simple" xlink:href="https://www.researchgate.net/publication/362233726_Crime_Detection_and_Analysis_from_Social_Media_Messages_Using_Machine_Learning_and_Natural_Language_Processing_Technique" text:style-name="Default_20_Style" text:visited-style-name="Default_20_Style"><text:span text:style-name="T26">https://www.researchgate.net/publication/362233726_Crime_Detection_and_Analysis_from_Social_Media_Messages_Using_Machine_Learning_and_Natural_Language_Processing_Technique</text:span></text:a></text:p>
        </text:list-item>
        <text:list-item>
          <text:p text:style-name="P21"><text:a xlink:type="simple" xlink:href="https://www.researchgate.net/publication/393939205_A_Systematic_Literature_Review_on_Cyber_Threat_Detection_Using_Machine_Learning_Techniques_Cyber_Threat_Algorithms_and_Regional_Perspectives" text:style-name="Default_20_Style" text:visited-style-name="Default_20_Style"><text:span text:style-name="T26">https://www.researchgate.net/publication/393939205_A_Systematic_Literature_Review_on_Cyber_Threat_Detection_Using_Machine_Learning_Techniques_Cyber_Threat_Algorithms_and_Regional_Perspectives</text:span></text:a></text:p>
        </text:list-item>
        <text:list-item>
          <text:p text:style-name="P21"><text:a xlink:type="simple" xlink:href="https://pmc.ncbi.nlm.nih.gov/articles/PMC11314971/" text:style-name="Default_20_Style" text:visited-style-name="Default_20_Style"><text:span text:style-name="T26">https://pmc.ncbi.nlm.nih.gov/articles/PMC11314971/</text:span></text:a></text:p>
        </text:list-item>
        <text:list-item>
          <text:p text:style-name="P21"><text:a xlink:type="simple" xlink:href="https://pmc.ncbi.nlm.nih.gov/articles/PMC8915055/" text:style-name="Default_20_Style" text:visited-style-name="Default_20_Style"><text:span text:style-name="T26">https://pmc.ncbi.nlm.nih.gov/articles/PMC8915055/</text:span></text:a></text:p>
        </text:list-item>
        <text:list-item>
          <text:p text:style-name="P21"><text:a xlink:type="simple" xlink:href="https://www.mdpi.com/2076-3417/14/22/10086" text:style-name="Default_20_Style" text:visited-style-name="Default_20_Style"><text:span text:style-name="T3">https://www.mdpi.com/2076-3417/14/22/10086</text:span></text:a></text:p>
        </text:list-item>
        <text:list-item>
          <text:p text:style-name="P25">https://web.stanford.edu/class/archive/cs/cs224n/cs224n.1234/final-reports/final-report-169358304.pdf</text:p>
        </text:list-item>
        <text:list-item>
          <text:p text:style-name="P21"><text:a xlink:type="simple" xlink:href="https://iarjset.com/papers/rnn-and-cnn-deep-neural-models-for-hate-speech-classification/" text:style-name="Default_20_Style" text:visited-style-name="Default_20_Style"><text:span text:style-name="T3">https://iarjset.com/papers/rnn-and-cnn-deep-neural-models-for-hate-speech-classification/</text:span></text:a></text:p>
        </text:list-item>
        <text:list-item>
          <text:p text:style-name="P21"><text:span text:style-name="T26"><text:s/></text:span><text:a xlink:type="simple" xlink:href="https://arxiv.org/html/2405.14487v1" text:style-name="Default_20_Style" text:visited-style-name="Default_20_Style"><text:span text:style-name="T26">https://arxiv.org/html/2405.14487v1</text:span></text:a></text:p>
        </text:list-item>
        <text:list-item>
          <text:p text:style-name="P21"><text:span text:style-name="Strong_20_Emphasis"><text:span text:style-name="T26">Woźniak, M., et al. (2020). Evolutionary algorithms and their applications to engineering problems.</text:span></text:span></text:p>
        </text:list-item>
        <text:list-item>
          <text:p text:style-name="P21"><text:span text:style-name="Strong_20_Emphasis"><text:span text:style-name="T26">Almseidin, M., et al. (2022). Cyber-Phishing Website Detection Using Fuzzy Rule Interpolation.</text:span></text:span></text:p>
        </text:list-item>
        <text:list-item>
          <text:p text:style-name="P21"><text:soft-page-break/><text:span text:style-name="Strong_20_Emphasis"><text:span text:style-name="T26">Al-Jarrah, O., et al. (2021). A Fuzzy Logic based feature engineering approach for Botnet detection.</text:span></text:span></text:p>
        </text:list-item>
        <text:list-item>
          <text:p text:style-name="P21"><text:span text:style-name="Strong_20_Emphasis"><text:span text:style-name="T26">Penta, P. L. S., et al. (2025). A Gradient-Optimized TSK Fuzzy Framework for Explainable Phishing Detection</text:span></text:span></text:p>
        </text:list-item>
      </text:list>
      <text:p text:style-name="Standard"><text:span text:style-name="T1">Traditional security methods relying on predefined rules struggle to maintain efficacy against adaptive, continuously evolving cyber threats[1]. ML-powered systems address this limitation by leveraging adaptive learning and advanced pattern recognition to analyze massive datasets for subtle anomalies that human analysts or rule-based filters often miss[2]. This analysis involves two primary analytical tracks: semantic (or linguistic) and structural.</text:span></text:p>
      <text:p text:style-name="Standard"><text:span text:style-name="T1">Modern detection systems using advanced DL models, such as Transformers (e.g., BERT or RoBERTa) , often integrate L1 and L2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span></text:p>
      <text:p text:style-name="Standard"><text:span text:style-name="T1">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span></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demonstrated high effectiveness and precision when applied to cyber-threat detection using real-time datasets[5]. Other models, such as Naïve Bayesian and K-Nearest Neighbor (KNN), typically serve as computational baselines in comparative studies[3].</text:p>
      <text:p text:style-name="Text_20_body">Deep learning models are crucial for capturing the non-linear relationships and intricate sequential dependencies inherent in modern threats, exceeding the capacity of classical ML approaches.[6]<text:line-break/>Convolutional Neural Networks (CNNs) excel at extracting local patterns and sequential motifs from data. The 1D CNN architecture is especially efficient for processing fixed-format sequential data like URL strings or network logs, <text:soft-page-break/>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Evolutionary algorithms provide a bio-inspired paradigm for developing adaptive detection systems that evolve to recognize novel threats. A prominent approach is the Artificial Immune System (AIS), which emulates the human immune system's ability to distinguish between self and non-self. Early AIS models, however, faced challenges with premature convergence. The integration of <text:span text:style-name="Strong_20_Emphasis">Danger Theory</text:span> significantly enhances these models by shifting the detection paradigm from a rigid self/non-self distinction to a more contextual response to "danger signals" indicative of system harm[11]. This led to the development of advanced algorithms like <text:span text:style-name="Strong_20_Emphasis">dt-aiNet</text:span>, which incorporates a danger zone to modulate antibody concentrations. Experiments demonstrate that this approach maintains population diversity and achieves <text:span text:style-name="Strong_20_Emphasis">smaller error values and higher success rates</text:span> in anomaly detection compared to earlier models like CLONALG and opt-aiNet, making it a powerful framework for dynamic threat environments[11].</text:p>
      <text:p text:style-name="Text_20_body">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 text:style-name="Strong_20_Emphasis">digitalize deontic logic</text:span>—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 text:style-name="Strong_20_Emphasis">Fuzzy Rule Interpolation (FRI)</text:span> achieved a <text:span text:style-name="Strong_20_Emphasis">97.58% detection rate</text:span>, while a fuzzy logic-based feature engineering method for Botnet detection reached <text:span text:style-name="Strong_20_Emphasis">99.94% accuracy</text:span>, validating its effectiveness in reducing false alerts and managing ambiguous threat indicators[12][13][14][15].</text:p>
      <text:p text:style-name="Text_20_body">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text:soft-page-break/>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Standard"/>
      <text:p text:style-name="P17"/>
      <text:h text:style-name="P9" text:outline-level="1"><text:span text:style-name="T1">Experimental data</text:span></text:h>
      <text:list xml:id="list3236172287" text:style-name="WWNum10">
        <text:list-item>
          <text:p text:style-name="P22"><text:a xlink:type="simple" xlink:href="https://www.mdpi.com/2076-3417/14/22/10086" text:style-name="Default_20_Style" text:visited-style-name="Default_20_Style"><text:span text:style-name="T1">https://www.mdpi.com/2076-3417/14/22/10086</text:span></text:a></text:p>
        </text:list-item>
        <text:list-item>
          <text:p text:style-name="P18"/>
        </text:list-item>
      </text:list>
      <text:p text:style-name="P15"><text:span text:style-name="T1">The choice between </text:span><text:span text:style-name="T4">different approaches </text:span><text:span text:style-name="T1">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span></text:p>
      <text:p text:style-name="P19"/>
      <text:h text:style-name="P1"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style-name="Таблиця1.1">
            <table:table-cell table:style-name="Таблиця1.A1" office:value-type="string">
              <text:p text:style-name="P29">№</text:p>
            </table:table-cell>
            <table:table-cell table:style-name="Таблиця1.A1" office:value-type="string">
              <text:p text:style-name="P29">Method</text:p>
            </table:table-cell>
            <table:table-cell table:style-name="Таблиця1.A1" office:value-type="string">
              <text:p text:style-name="P29">Efficiency (Performance Metric)</text:p>
            </table:table-cell>
            <table:table-cell table:style-name="Таблиця1.A1" office:value-type="string">
              <text:p text:style-name="P29">Key Dataset(s)</text:p>
            </table:table-cell>
            <table:table-cell table:style-name="Таблиця1.A1" office:value-type="string">
              <text:p text:style-name="P29">Authors</text:p>
            </table:table-cell>
          </table:table-row>
        </table:table-header-rows>
        <table:table-row table:style-name="Таблиця1.1">
          <table:table-cell table:style-name="Таблиця1.A1" office:value-type="string">
            <text:p text:style-name="P26">1</text:p>
          </table:table-cell>
          <table:table-cell table:style-name="Таблиця1.A1" office:value-type="string">
            <text:p text:style-name="P26">SVM</text:p>
          </table:table-cell>
          <table:table-cell table:style-name="Таблиця1.A1" office:value-type="string">
            <text:p text:style-name="P26">85.69% Accuracy (Binary) [6]</text:p>
          </table:table-cell>
          <table:table-cell table:style-name="Таблиця1.A1" office:value-type="string">
            <text:p text:style-name="P26">Crime Twitter Dataset [6]</text:p>
          </table:table-cell>
          <table:table-cell table:style-name="Таблиця1.A1" office:value-type="string">
            <text:p text:style-name="P26">As referenced in [6]</text:p>
          </table:table-cell>
        </table:table-row>
        <table:table-row table:style-name="Таблиця1.1">
          <table:table-cell table:style-name="Таблиця1.A1" office:value-type="string">
            <text:p text:style-name="P26">2</text:p>
          </table:table-cell>
          <table:table-cell table:style-name="Таблиця1.A1" office:value-type="string">
            <text:p text:style-name="P26">Random Forest (RF)</text:p>
          </table:table-cell>
          <table:table-cell table:style-name="Таблиця1.A1" office:value-type="string">
            <text:p text:style-name="P26">72.16% Accuracy (Multi-Class) [6]</text:p>
          </table:table-cell>
          <table:table-cell table:style-name="Таблиця1.A1" office:value-type="string">
            <text:p text:style-name="P26">Twitter Hate speech Dataset [6]</text:p>
          </table:table-cell>
          <table:table-cell table:style-name="Таблиця1.A1" office:value-type="string">
            <text:p text:style-name="P26">As referenced in [6]</text:p>
          </table:table-cell>
        </table:table-row>
        <table:table-row table:style-name="Таблиця1.1">
          <table:table-cell table:style-name="Таблиця1.A1" office:value-type="string">
            <text:p text:style-name="P26">3</text:p>
          </table:table-cell>
          <table:table-cell table:style-name="Таблиця1.A1" office:value-type="string">
            <text:p text:style-name="P26">AdaBoost</text:p>
          </table:table-cell>
          <table:table-cell table:style-name="Таблиця1.A1" office:value-type="string">
            <text:p text:style-name="P26">95.10% Accuracy [24]</text:p>
          </table:table-cell>
          <table:table-cell table:style-name="Таблиця1.A1" office:value-type="string">
            <text:p text:style-name="P26">Real-time dataset [24]</text:p>
          </table:table-cell>
          <table:table-cell table:style-name="Таблиця1.A1" office:value-type="string">
            <text:p text:style-name="P26">As referenced in [24]</text:p>
          </table:table-cell>
        </table:table-row>
        <table:table-row table:style-name="Таблиця1.1">
          <table:table-cell table:style-name="Таблиця1.A1" office:value-type="string">
            <text:p text:style-name="P26">4</text:p>
          </table:table-cell>
          <table:table-cell table:style-name="Таблиця1.A1" office:value-type="string">
            <text:p text:style-name="P26">1D CNN</text:p>
          </table:table-cell>
          <table:table-cell table:style-name="Таблиця1.A1" office:value-type="string">
            <text:p text:style-name="P26">99.7% Accuracy [7]</text:p>
          </table:table-cell>
          <table:table-cell table:style-name="Таблиця1.A1" office:value-type="string">
            <text:p text:style-name="P26">PhishTank, UNB, Alexa URLs (400k total) [7]</text:p>
          </table:table-cell>
          <table:table-cell table:style-name="Таблиця1.A1" office:value-type="string">
            <text:p text:style-name="P26">As referenced in [7]</text:p>
          </table:table-cell>
        </table:table-row>
        <table:table-row table:style-name="Таблиця1.1">
          <table:table-cell table:style-name="Таблиця1.A1" office:value-type="string">
            <text:p text:style-name="P26">5</text:p>
          </table:table-cell>
          <table:table-cell table:style-name="Таблиця1.A1" office:value-type="string">
            <text:p text:style-name="P26">Hybrid CNN <text:soft-page-break/>+ LSTM</text:p>
          </table:table-cell>
          <table:table-cell table:style-name="Таблиця1.A1" office:value-type="string">
            <text:p text:style-name="P26">97.58% <text:soft-page-break/>Accuracy [7]</text:p>
          </table:table-cell>
          <table:table-cell table:style-name="Таблиця1.A1" office:value-type="string">
            <text:p text:style-name="P26">Phishing URLs <text:soft-page-break/>[7]</text:p>
          </table:table-cell>
          <table:table-cell table:style-name="Таблиця1.A1" office:value-type="string">
            <text:p text:style-name="P26">Ahmadi et al. (2022) [7]<text:soft-page-break/></text:p>
          </table:table-cell>
        </table:table-row>
        <table:table-row table:style-name="Таблиця1.1">
          <table:table-cell table:style-name="Таблиця1.A1" office:value-type="string">
            <text:p text:style-name="P26">6</text:p>
          </table:table-cell>
          <table:table-cell table:style-name="Таблиця1.A1" office:value-type="string">
            <text:p text:style-name="P26">AutoEncoder + XGBoost (AEXB)</text:p>
          </table:table-cell>
          <table:table-cell table:style-name="Таблиця1.A1" office:value-type="string">
            <text:p text:style-name="P26">97.24% Accuracy [11]</text:p>
          </table:table-cell>
          <table:table-cell table:style-name="Таблиця1.A1" office:value-type="string">
            <text:p text:style-name="P26">IDSH (Smart Home) Dataset [11]</text:p>
          </table:table-cell>
          <table:table-cell table:style-name="Таблиця1.A1" office:value-type="string">
            <text:p text:style-name="P26">As referenced in [11]</text:p>
          </table:table-cell>
        </table:table-row>
        <table:table-row table:style-name="Таблиця1.1">
          <table:table-cell table:style-name="Таблиця1.A1" office:value-type="string">
            <text:p text:style-name="P26">7</text:p>
          </table:table-cell>
          <table:table-cell table:style-name="Таблиця1.A1" office:value-type="string">
            <text:p text:style-name="P26">AIS - Clonal Selection (CSA)</text:p>
          </table:table-cell>
          <table:table-cell table:style-name="Таблиця1.A1" office:value-type="string">
            <text:p text:style-name="P26">91% Detection Rate (DR) [32]</text:p>
          </table:table-cell>
          <table:table-cell table:style-name="Таблиця1.A1" office:value-type="string">
            <text:p text:style-name="P26">IoT Intrusion Detection [32]</text:p>
          </table:table-cell>
          <table:table-cell table:style-name="Таблиця1.A1" office:value-type="string">
            <text:p text:style-name="P26">As referenced in [32]</text:p>
          </table:table-cell>
        </table:table-row>
        <table:table-row table:style-name="Таблиця1.1">
          <table:table-cell table:style-name="Таблиця1.A1" office:value-type="string">
            <text:p text:style-name="P26">8</text:p>
          </table:table-cell>
          <table:table-cell table:style-name="Таблиця1.A1" office:value-type="string">
            <text:p text:style-name="P26">AIS - Negative Selection (NSA)</text:p>
          </table:table-cell>
          <table:table-cell table:style-name="Таблиця1.A1" office:value-type="string">
            <text:p text:style-name="P26">79% Detection Rate (DR) [32]</text:p>
          </table:table-cell>
          <table:table-cell table:style-name="Таблиця1.A1" office:value-type="string">
            <text:p text:style-name="P26">IoT Intrusion Detection [32]</text:p>
          </table:table-cell>
          <table:table-cell table:style-name="Таблиця1.A1" office:value-type="string">
            <text:p text:style-name="P26">As referenced in [32]</text:p>
          </table:table-cell>
        </table:table-row>
        <table:table-row table:style-name="Таблиця1.1">
          <table:table-cell table:style-name="Таблиця1.A1" office:value-type="string">
            <text:p text:style-name="P26">9</text:p>
          </table:table-cell>
          <table:table-cell table:style-name="Таблиця1.A1" office:value-type="string">
            <text:p text:style-name="P26">Fuzzy Logic (TSK Model)</text:p>
          </table:table-cell>
          <table:table-cell table:style-name="Таблиця1.A1" office:value-type="string">
            <text:p text:style-name="P26">99.95% Accuracy, 1.00 AUC [33]</text:p>
          </table:table-cell>
          <table:table-cell table:style-name="Таблиця1.A1" office:value-type="string">
            <text:p text:style-name="P26">235,000+ URLs (Phishing) [33]</text:p>
          </table:table-cell>
          <table:table-cell table:style-name="Таблиця1.A1" office:value-type="string">
            <text:p text:style-name="P26">Penta, P. L. S., et al. (2025) [33]</text:p>
          </table:table-cell>
        </table:table-row>
        <table:table-row table:style-name="Таблиця1.1">
          <table:table-cell table:style-name="Таблиця1.A1" office:value-type="string">
            <text:p text:style-name="P26">10</text:p>
          </table:table-cell>
          <table:table-cell table:style-name="Таблиця1.A1" office:value-type="string">
            <text:p text:style-name="P26">Fuzzy Logic (FRI)</text:p>
          </table:table-cell>
          <table:table-cell table:style-name="Таблиця1.A1" office:value-type="string">
            <text:p text:style-name="P26">97.58% Detection Rate [33]</text:p>
          </table:table-cell>
          <table:table-cell table:style-name="Таблиця1.A1" office:value-type="string">
            <text:p text:style-name="P26">Cyber-Phishing Website Detection [12]</text:p>
          </table:table-cell>
          <table:table-cell table:style-name="Таблиця1.A1" office:value-type="string">
            <text:p text:style-name="P26">Almseidin, M., et al. (2022) [33]</text:p>
          </table:table-cell>
        </table:table-row>
        <table:table-row table:style-name="Таблиця1.1">
          <table:table-cell table:style-name="Таблиця1.A1" office:value-type="string">
            <text:p text:style-name="P26">11</text:p>
          </table:table-cell>
          <table:table-cell table:style-name="Таблиця1.A1" office:value-type="string">
            <text:p text:style-name="P26">Fuzzy Logic (Botnet)</text:p>
          </table:table-cell>
          <table:table-cell table:style-name="Таблиця1.A1" office:value-type="string">
            <text:p text:style-name="P26">99.94% Accuracy [30]</text:p>
          </table:table-cell>
          <table:table-cell table:style-name="Таблиця1.A1" office:value-type="string">
            <text:p text:style-name="P26">Botnet Detection [13]</text:p>
          </table:table-cell>
          <table:table-cell table:style-name="Таблиця1.A1" office:value-type="string">
            <text:p text:style-name="P26">Al-Jarrah, O., et al. (2021) [30]</text:p>
          </table:table-cell>
        </table:table-row>
        <table:table-row table:style-name="Таблиця1.1">
          <table:table-cell table:style-name="Таблиця1.A1" office:value-type="string">
            <text:p text:style-name="P26">12</text:p>
          </table:table-cell>
          <table:table-cell table:style-name="Таблиця1.A1" office:value-type="string">
            <text:p text:style-name="P26">Transformer (RoBERTa)</text:p>
          </table:table-cell>
          <table:table-cell table:style-name="Таблиця1.A1" office:value-type="string">
            <text:p text:style-name="P26">95.20% Accuracy, 0.95 F1-Score [8]</text:p>
          </table:table-cell>
          <table:table-cell table:style-name="Таблиця1.A1" office:value-type="string">
            <text:p text:style-name="P26">Ternary Classification (hate, offensive, non-hate) [8]</text:p>
          </table:table-cell>
          <table:table-cell table:style-name="Таблиця1.A1" office:value-type="string">
            <text:p text:style-name="P26">As referenced in [8]</text:p>
          </table:table-cell>
        </table:table-row>
      </table:table>
      <text:p text:style-name="P34"/>
      <text:p text:style-name="P35"><text:span text:style-name="T5">Based on the comprehensive analysis of experiments,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span></text:p>
      <text:p text:style-name="P31"><text:span text:style-name="T5">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text:span><text:soft-page-break/><text:span text:style-name="T5">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span></text:p>
      <text:h text:style-name="P10" text:outline-level="1"><text:span text:style-name="T1">Proposed solution</text:span></text:h>
      <text:p text:style-name="P23"><text:span text:style-name="T1">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2025's sophisticated threats</text:span>.</text:p>
      <text:p text:style-name="Text_20_body">A hybrid approach leverages the unique strengths of each paradigm to create a resilient and adaptive defense system. <text:span text:style-name="Strong_20_Emphasis">Transformers</text:span>, which form the backbone of modern Large Language Models (LLMs), provide the foundational capability for deep semantic analysi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and highly obfuscated code used in AI-generated spear-phishing and deepfake-based scams. However, to counter novel, evolving attacks that lack extensive training data, this deep understanding must be paired with an adaptive detection engine. This is where <text:span text:style-name="Strong_20_Emphasis">Danger Theory-based Artificial Immune Systems (dt-AIS)</text:span>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and novel social engineering tactics by focusing on the behavioral aftermath of an attack, such as unusual data access patterns or privilege escalation following a suspicious email, which is a common goal in modern high-touch attacks. Finally, to bridge the gap between technical detection and human-centric, policy-based reasoning, <text:span text:style-name="Strong_20_Emphasis">fuzzy deontic logic</text:span>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violates corporate security policies to a certain degree, enabling the system to make nuanced judgments that mirror legal and compliance reasoning, which is crucial for mitigating the reputational and financial cascade effects of a successful breach.</text:p>
      <text:h text:style-name="P11" text:outline-level="1"><text:soft-page-break/><text:span text:style-name="T1">Future prospects</text:span></text:h>
      <text:p text:style-name="Text_20_body">The evolving landscape of social engineering, particularly its weaponization within hybrid warfare, necessitates a paradigm shift from monolithic detection systems toward adaptive, multi-paradigm Artificial Intelligence (AI) architectures. The future of defense lies in the development and refinement of sophisticated <text:span text:style-name="Strong_20_Emphasis">Hybrid AI Detection Networks</text:span>. These systems are envisioned to strategically integrate the profound semantic understanding of Transformer-based models, the contextual anomaly detection of Danger Theory-based Artificial Immune Systems (dt-AIS), and the normative reasoning capabilities of fuzzy deontic logic. The primary research trajectory will involve creating seamless interoperability between these components, requiring novel fusion algorithms that enable dynamic, real-time information sharing to form a unified, cognitive security infrastructure. A critical parallel challenge is enhancing the Explainable AI (XAI) features of such a hybrid network to ensure its decisions are transparent and auditable, which is paramount for legal admissibility and operational trust.</text:p>
      <text:p text:style-name="Text_20_body">Future <text:span text:style-name="T29">researches</text:span> must also address the operational realities of modern threats, particularly the migration of adversarial activity to encrypted platforms. This demands innovative research into cross-platform and encrypted environment monitoring, leveraging metadata, communication patterns, and federated learning to identify coordinated influence operations without compromising core privacy principles. Concurrently, the escalating threat of AI-generated media mandates a focused effort on multi-modal deepfake detection, fusing analysis of digital artifacts with contextual and behavioral data to assess the legitimacy of synthetic content holistically. Ultimately, the field must evolve from a reactive to a proactive posture. The next frontier involves leveraging the hybrid network's analytical power for predictive threat forecasting, enabling the identification of emerging narratives and coordinated inauthentic behavior patterns to facilitate pre-emptive counter-measures and campaign disruption before they achieve critical momentum.</text:p>
      <text:h text:style-name="P12" text:outline-level="1" text:is-list-header="true"><text:span text:style-name="T1">Conclusion</text:span></text:h>
      <text:p text:style-name="Text_20_body">This article has delineated the critical and evolving threat posed by socially engineered attacks within the modern cybersecurity paradigm, with a specific focus on their weaponization as a tool of hybrid warfare. The analysis confirms that traditional, rule-based security measures are fundamentally inadequate against adaptive, psychologically astute, and AI-amplified campaigns that target human vulnerability rather than purely technological flaws. The operational shift of adversaries towards multi-vector tactics—spanning targeted IPSO, recruitment via encrypted channels, and the deployment of sophisticated synthetic media—underscores a pressing need for equally sophisticated, intelligent, and multi-faceted defense mechanisms.</text:p>
      <text:p text:style-name="Text_20_body">In response to this landscape, the article proposes a forward-looking defense framework centered on a <text:span text:style-name="Strong_20_Emphasis">Hybrid AI Detection Network</text:span>. This architecture is predicated on the strategic integration of complementary artificial intelligence paradigms. The profound semantic analysis and contextual understanding <text:soft-page-break/>provided by Transformer models form the foundational layer for deciphering malicious intent in text-based communication. This capability is augmented by the adaptive anomaly detection of a Danger Theory-based Artificial Immune System (dt-AIS), which introduces a crucial capacity for identifying novel, zero-day threats by responding to contextual "danger signals" indicative of system harm. Finally, the integration of fuzzy deontic logic provides a robust mathematical framework for normative reasoning, enabling the system to assess compliance with security policies and make nuanced judgments in ambiguous, real-world scenarios that mirror legal and operational contexts.</text:p>
      <text:p text:style-name="Text_20_body">The experimental survey of detection methodologies substantiates this integrated approach, demonstrating that no single algorithm constitutes a universal solution. Instead, the synergistic combination of deep learning for pattern recognition, immune-inspired systems for adaptability, and fuzzy logic for handling uncertainty creates a resilient, multi-layered defense. The imperative for future research is clear: to advance the development of fusion algorithms that enable seamless interoperability between these components, to enhance the explainability of the system's decisions for operational trust and legal compliance, and to extend its capabilities into proactive threat forecasting and disruption. Ultimately, the path toward mitigating the escalating risk of weaponized social engineering lies in building intelligent, autonomous systems that are as dynamic, adaptive, and contextually aware as the threats they are designed to defeat.</text:p>
      <text:p text:style-name="Text_20_body"/>
      <text:p text:style-name="P20"/>
      <text:h text:style-name="P2" text:outline-level="1"><text:span text:style-name="T1">Declaration on Generative AI</text:span></text:h>
      <text:p text:style-name="P15"><text:span text:style-name="T27">Either:</text:span></text:p>
      <text:p text:style-name="P15">The author(s)<text:bookmark text:name="docs-internal-guid-58575a14-7fff-806e-68"/> have n<text:span text:style-name="T19">ot employed any Generative AI tools.</text:span></text:p>
      <text:p text:style-name="P24"/>
      <text:p text:style-name="P15"><text:span text:style-name="T21">Or (by using the activity taxonomy in ceur-ws.org/genai-tax.html):</text:span></text:p>
      <text:p text:style-name="P15"><text:span text:style-name="T23">During the preparation of this work, the author(s) used X-GPT-4 and Gramby in order to: </text:span><text:span text:style-name="T24">Grammar and spelling check</text:span><text:span text:style-name="T23">. Further, the author(s) used X-AI-IMG for figures 3 and 4 in order to: </text:span><text:span text:style-name="T24">Generate images</text:span><text:span text:style-name="T23">. After using these tool(s)/service(s), the author(s) reviewed and edited the content as needed and take(s) full responsibility for the publication’s content.</text:span><text:span text:style-name="T22"> </text:span></text:p>
      <text:h text:style-name="P3" text:outline-level="1"><text:span text:style-name="T1">References</text:span></text:h>
      <text:list xml:id="list2192623415" text:style-name="WWNum4">
        <text:list-item>
          <text:p text:style-name="P38">https://www.researchgate.net/publication/364494420_Aspects_of_Social_Engineering_and_Its_Modalities_to_Countercharge_and_Prevent_It</text:p>
        </text:list-item>
        <text:list-item>
          <text:p text:style-name="P38"><text:a xlink:type="simple" xlink:href="https://www.researchgate.net/publication/358132130_Overview_of_Social_Engineering_Attacks_on_Social_Networks" text:style-name="Default_20_Style" text:visited-style-name="Default_20_Style"><text:span text:style-name="T28">https://www.researchgate.net/publication/358132130_Overview_of_Social_Engineering_Attacks_on_Social_Networks</text:span></text:a></text:p>
        </text:list-item>
        <text:list-item>
          <text:p text:style-name="P38"><text:a xlink:type="simple" xlink:href="https://papers.academic-conferences.org/index.php/iccws/article/download/40/25/62" text:style-name="Default_20_Style" text:visited-style-name="Default_20_Style"><text:span text:style-name="T28">https://papers.academic-conferences.org/index.php/iccws/article/download/40/25/62</text:span></text:a></text:p>
        </text:list-item>
        <text:list-item>
          <text:p text:style-name="P38"><text:span text:style-name="T28">https://papers.academic-conferences.org/index.php/iccws/article/download/40/25/62</text:span></text:p>
        </text:list-item>
      </text:list>
      <text:p text:style-name="P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Liberation Sans" svg:font-family="'Liberation Sans'" style:font-family-generic="roman" style:font-pitch="variable"/>
    <style:font-face style:name="Libertinus Sans" svg:font-family="'Libertinus Sans'" style:font-family-generic="roman" style:font-pitch="variable"/>
    <style:font-face style:name="Libertinus Serif" svg:font-family="'Libertinus Serif'"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hyphenation-ladder-count="no-limit" fo:text-indent="0.501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4" style:list-level="1">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Numbered_20_list" style:display-name="Numbered list" style:family="paragraph" style:parent-style-name="Standard" style:list-style-name="WWNum2" style:list-level="1">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3" style:list-level="1"/>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University" style:family="paragraph">
      <style:paragraph-properties fo:margin-top="0cm" fo:margin-bottom="0.071cm" style:contextual-spacing="false" fo:text-align="start" style:justify-single-word="false" fo:orphans="2" fo:widows="2" fo:hyphenation-ladder-count="no-limit" style:punctuation-wrap="simple" style:writing-mode="lr-tb"/>
      <style:text-properties style:use-window-font-color="true" loext:opacity="0%" style:font-name="Libertinus Serif" fo:font-family="'Libertinus Serif'" style:font-family-generic="roman" style:font-pitch="variable" fo:font-size="9pt" fo:language="en" fo:country="US" fo:font-style="italic" style:letter-kerning="false" style:font-name-asian="Times New Roman" style:font-family-asian="'Times New Roman'" style:font-family-generic-asian="system" style:font-pitch-asian="variable" style:font-size-asian="9pt" style:language-asian="en" style:country-asian="GB" style:font-style-asian="italic" style:font-name-complex="Times New Roman"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hyphenation-ladder-count="no-limit" fo:text-indent="0cm" style:auto-text-indent="false" style:punctuation-wrap="simple" style:writing-mode="lr-tb"/>
      <style:text-properties style:use-window-font-color="true" loext:opacity="0%" style:font-name="Libertinus Serif" fo:font-family="'Libertinus Serif'" style:font-family-generic="roman" style:font-pitch="variable" fo:font-size="11pt" fo:language="en" fo:country="US" fo:font-weight="bold" style:letter-kerning="false"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language-complex="ar" style:country-complex="SA" style:font-weight-complex="bold" fo:hyphenate="false" fo:hyphenation-remain-char-count="2" fo:hyphenation-push-char-count="2" loext:hyphenation-no-caps="false"/>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hyphenation-ladder-count="no-limit" fo:text-indent="2cm" style:auto-text-indent="false" style:punctuation-wrap="simple" style:writing-mode="lr-tb"/>
      <style:text-properties style:use-window-font-color="true" loext:opacity="0%" style:font-name="Libertinus Serif" fo:font-family="'Libertinus Serif'" style:font-family-generic="roman" style:font-pitch="variable" fo:font-size="9pt" fo:language="en" fo:country="US" style:letter-kerning="false"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5" style:list-level="1">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 fo:font-family="'Libertinus Serif'" style:font-family-generic="roman" style:font-pitch="variable" fo:font-size="9pt" style:font-name-asian="Times New Roman" style:font-family-asian="'Times New Roman'" style:font-family-generic-asian="system" style:font-pitch-asian="variable" style:font-size-asian="9pt" style:language-asian="en" style:country-asian="GB" style:font-name-complex="Times New Roman"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 fo:font-family="'Libertinus Serif'" style:font-family-generic="roman" style:font-pitch="variable" fo:font-size="14pt" fo:font-weight="bold" style:font-name-asian="Times New Roman" style:font-family-asian="'Times New Roman'" style:font-family-generic-asian="system" style:font-pitch-asian="variable" style:font-size-asian="14pt" style:language-asian="en" style:country-asian="GB" style:font-weight-asian="bold" style:font-name-complex="Times New Roman"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 fo:font-family="'Libertinus Serif'" style:font-family-generic="roman" style:font-pitch="variable" fo:font-size="17pt" fo:font-weight="bold" style:font-name-asian="Times New Roman" style:font-family-asian="'Times New Roman'" style:font-family-generic-asian="system" style:font-pitch-asian="variable" style:font-size-asian="17pt" style:language-asian="en" style:country-asian="GB" style:font-weight-asian="bold" style:font-name-complex="Times New Roman"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 fo:font-family="'Libertinus Serif'" style:font-family-generic="roman" style:font-pitch="variable" fo:font-weight="bold" style:font-name-asian="Times New Roman" style:font-family-asian="'Times New Roman'" style:font-family-generic-asian="system" style:font-pitch-asian="variable" style:language-asian="en" style:country-asian="GB" style:font-weight-asian="bold" style:font-name-complex="Times New Roman"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 style:font-family-asian="'Times New Roman'" style:font-family-generic-asian="system" style:font-pitch-asian="variable" style:font-size-asian="11pt" style:language-asian="en" style:country-asian="GB" style:font-name-complex="Times New Roman"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 fo:font-family="'Libertinus Serif'" style:font-family-generic="roman" style:font-pitch="variable" style:font-name-asian="Times New Roman" style:font-family-asian="'Times New Roman'" style:font-family-generic-asian="system" style:font-pitch-asian="variable" style:language-asian="en" style:country-asian="GB" style:font-name-complex="Times New Roman"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 fo:font-family="'Libertinus Serif'" style:font-family-generic="roman" style:font-pitch="variable" fo:font-size="11pt" fo:font-weight="bold" style:font-name-asian="Times New Roman" style:font-family-asian="'Times New Roman'" style:font-family-generic-asian="system" style:font-pitch-asian="variable" style:font-size-asian="11pt" style:language-asian="en" style:country-asian="GB" style:font-weight-asian="bold" style:font-name-complex="Times New Roman"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 fo:font-family="'Libertinus Serif'" style:font-family-generic="roman" style:font-pitch="variable" fo:font-size="11pt" fo:font-weight="normal" style:font-name-asian="Times New Roman" style:font-family-asian="'Times New Roman'" style:font-family-generic-asian="system" style:font-pitch-asian="variable" style:font-size-asian="11pt" style:language-asian="en" style:country-asian="GB" style:font-weight-asian="normal" style:font-name-complex="Times New Roman"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 fo:font-family="'Libertinus Serif'" style:font-family-generic="roman" style:font-pitch="variable" fo:font-size="10pt" style:font-name-asian="Times New Roman" style:font-family-asian="'Times New Roman'" style:font-family-generic-asian="system" style:font-pitch-asian="variable" style:font-size-asian="10pt" style:language-asian="en" style:country-asian="GB" style:font-name-complex="Times New Roman"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1:58:00</meta:creation-date>
    <dc:language>uk-UA</dc:language>
    <meta:print-date>2021-03-21T00:36:00</meta:print-date>
    <dc:date>2025-10-01T01:25:42.826174853</dc:date>
    <meta:editing-cycles>25</meta:editing-cycles>
    <meta:editing-duration>PT3H22M37S</meta:editing-duration>
    <meta:generator>LibreOffice/7.3.7.2$Linux_X86_64 LibreOffice_project/30$Build-2</meta:generator>
    <meta:document-statistic meta:table-count="10" meta:image-count="3" meta:object-count="0" meta:page-count="12" meta:paragraph-count="173" meta:word-count="4541" meta:character-count="34395" meta:non-whitespace-character-count="30034"/>
    <meta:user-defined meta:name="AppVersion">15.0000</meta:user-defined>
    <meta:template xlink:type="simple" xlink:actuate="onRequest" xlink:title="Normal.dotm" xlink:href=""/>
  </office:meta>
</office:document-meta>
</file>